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0.14pt"/>
    </style:style>
    <style:style style:name="co2" style:family="table-column">
      <style:table-column-properties fo:break-before="auto" style:column-width="121.9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3pt" svg:height="255.26pt" svg:x="3.12pt" svg:y="338.8pt">
            <draw:object draw:notify-on-update-of-ranges="Sheet1.A1:Sheet1.A1 Sheet1.A2:Sheet1.A6 Sheet1.B1:Sheet1.B1 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Average Time of 10 trials</text:p>
          </table:table-cell>
        </table:table-row>
        <table:table-row table:style-name="ro1">
          <table:table-cell office:value-type="string" calcext:value-type="string">
            <text:p>Experiment 0: Initial</text:p>
          </table:table-cell>
          <table:table-cell office:value-type="float" office:value="14.33545" calcext:value-type="float">
            <text:p>14.33545</text:p>
          </table:table-cell>
        </table:table-row>
        <table:table-row table:style-name="ro1">
          <table:table-cell office:value-type="string" calcext:value-type="string">
            <text:p>Experiment 1: Using omp parallel for</text:p>
          </table:table-cell>
          <table:table-cell office:value-type="float" office:value="4.87183" calcext:value-type="float">
            <text:p>4.87183</text:p>
          </table:table-cell>
        </table:table-row>
        <table:table-row table:style-name="ro1">
          <table:table-cell office:value-type="string" calcext:value-type="string">
            <text:p>Experiment 2: Using omp parallel for schedule(dynamic)</text:p>
          </table:table-cell>
          <table:table-cell office:value-type="float" office:value="3.39366" calcext:value-type="float">
            <text:p>3.39366</text:p>
          </table:table-cell>
        </table:table-row>
        <table:table-row table:style-name="ro1">
          <table:table-cell office:value-type="string" calcext:value-type="string">
            <text:p>Experiment 3: Using omp parallel for schedule(dynamic,2)</text:p>
          </table:table-cell>
          <table:table-cell office:value-type="float" office:value="3.49468" calcext:value-type="float">
            <text:p>3.49468</text:p>
          </table:table-cell>
        </table:table-row>
        <table:table-row table:style-name="ro1">
          <table:table-cell office:value-type="string" calcext:value-type="string">
            <text:p>Experiment 4: Using the omp parallel block</text:p>
          </table:table-cell>
          <table:table-cell office:value-type="float" office:value="3.97132" calcext:value-type="float">
            <text:p>3.97132</text:p>
          </table:table-cell>
        </table:table-row>
        <table:table-row table:style-name="ro1" table:number-rows-repeated="11">
          <table:table-cell table:number-columns-repeated="2"/>
        </table:table-row>
        <table:table-row table:style-name="ro1">
          <table:table-cell/>
          <table:table-cell office:value-type="string" calcext:value-type="string">
            <text:p>I used the 1024x1024 because the 4096x4096 is taking too long</text:p>
          </table:table-cell>
        </table:table-row>
        <table:table-row table:style-name="ro1">
          <table:table-cell/>
          <table:table-cell office:value-type="string" calcext:value-type="string">
            <text:p><text:s/>the fastest multiplicatiom of an experiment is using the omp parallel for schedule dynamic with the number of threads set to 16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7T22:16:22.425990101</meta:creation-date>
    <dc:date>2020-05-18T00:11:35.487975414</dc:date>
    <meta:editing-duration>PT4M2S</meta:editing-duration>
    <meta:editing-cycles>1</meta:editing-cycles>
    <meta:generator>LibreOffice/6.0.7.3$Linux_X86_64 LibreOffice_project/00m0$Build-3</meta:generator>
    <meta:document-statistic meta:table-count="1" meta:cell-count="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bar" chart:style-name="ch1">
        <chart:legend chart:legend-position="end" svg:x="11.379cm" svg:y="4.204cm" style:legend-expansion="high" chart:style-name="ch2"/>
        <chart:plot-area chart:style-name="ch3" table:cell-range-address="Sheet1.A1:Sheet1.B6" chart:data-source-has-labels="both" svg:x="2.684cm" svg:y="-0.02cm" svg:width="10.155cm" svg:height="10.702cm">
          <chartooo:coordinate-region svg:x="3.648cm" svg:y="0.179cm" svg:width="9.191cm" svg:height="6.997cm"/>
          <chart:axis chart:dimension="x" chart:name="primary-x" chart:style-name="ch4" chartooo:axis-type="auto">
            <chartooo:date-scale/>
            <chart:categories table:cell-range-address="Sheet1.A2:Sheet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" chart:label-cell-address="Sheet1.B1:Sheet1.B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Time of 10 trial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xperiment 0: Initial</text:p>
                <draw:g>
                  <svg:desc>Sheet1.A2:Sheet1.A6</svg:desc>
                </draw:g>
              </table:table-cell>
              <table:table-cell office:value-type="float" office:value="14.33545">
                <text:p>14.33545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Experiment 1: Using omp parallel for</text:p>
              </table:table-cell>
              <table:table-cell office:value-type="float" office:value="4.87183">
                <text:p>4.87183</text:p>
              </table:table-cell>
            </table:table-row>
            <table:table-row>
              <table:table-cell office:value-type="string">
                <text:p>Experiment 2: Using omp parallel for schedule(dynamic)</text:p>
              </table:table-cell>
              <table:table-cell office:value-type="float" office:value="3.39366">
                <text:p>3.39366</text:p>
              </table:table-cell>
            </table:table-row>
            <table:table-row>
              <table:table-cell office:value-type="string">
                <text:p>Experiment 3: Using omp parallel for schedule(dynamic,2)</text:p>
              </table:table-cell>
              <table:table-cell office:value-type="float" office:value="3.49468">
                <text:p>3.49468</text:p>
              </table:table-cell>
            </table:table-row>
            <table:table-row>
              <table:table-cell office:value-type="string">
                <text:p>Experiment 4: Using the omp parallel block</text:p>
              </table:table-cell>
              <table:table-cell office:value-type="float" office:value="3.97132">
                <text:p>3.971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